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title">
      <style:graphic-properties draw:textarea-horizontal-align="justify" draw:textarea-vertical-align="middle" draw:auto-grow-height="false" fo:min-height="3.65cm" fo:min-width="6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2.05cm" fo:min-width="4.9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2.15cm" fo:min-width="5.1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2.25cm" fo:min-width="5.3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3.9cm" svg:x="7.2cm" svg:y="2.1cm">
          <text:p text:style-name="P1">EXCHANG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cm" svg:height="2.3cm" svg:x="5.6cm" svg:y="3cm">
          <text:p text:style-name="P1">EXCHANG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6cm" svg:height="2.4cm" svg:x="5.6cm" svg:y="8.5cm">
          <text:p text:style-name="P1">PRIC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8cm" svg:height="2.5cm" svg:x="12.8cm" svg:y="6.6cm">
          <text:p text:style-name="P1">TRA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8cm" svg:height="2.5cm" svg:x="11.7cm" svg:y="11.5cm">
          <text:p text:style-name="P1">TRA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8cm" svg:height="2.5cm" svg:x="5.1cm" svg:y="21.1cm">
          <text:p text:style-name="P1">TRA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8cm" svg:height="2.5cm" svg:x="12.4cm" svg:y="19.4cm">
          <text:p text:style-name="P1">TRADE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8T17:58:08.903405215</meta:creation-date>
    <dc:date>2018-01-08T18:10:05.716113398</dc:date>
    <meta:editing-duration>PT1M35S</meta:editing-duration>
    <meta:editing-cycles>1</meta:editing-cycles>
    <meta:document-statistic meta:object-count="7"/>
    <meta:generator>LibreOffice/5.1.6.2$Linux_X86_64 LibreOffice_project/10m0$Build-2</meta:generator>
  </office:meta>
</office:document-meta>
</file>